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1">
            <text:p>SUERC-9421</text:p>
          </table:table-cell>
          <table:table-cell office:value-type="float" office:value="65.728">
            <text:p>65.728</text:p>
          </table:table-cell>
          <table:table-cell office:value-type="float" office:value="-37.285">
            <text:p>-37.285</text:p>
          </table:table-cell>
          <table:table-cell office:value-type="float" office:value="7202.0">
            <text:p>7202.0</text:p>
          </table:table-cell>
          <table:table-cell office:value-type="float" office:value="51.0">
            <text:p>51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65">
            <text:p>5.65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6">
            <text:p>SUERC-9426</text:p>
          </table:table-cell>
          <table:table-cell office:value-type="float" office:value="65.757">
            <text:p>65.757</text:p>
          </table:table-cell>
          <table:table-cell office:value-type="float" office:value="-37.269">
            <text:p>-37.269</text:p>
          </table:table-cell>
          <table:table-cell office:value-type="float" office:value="9376.0">
            <text:p>9376.0</text:p>
          </table:table-cell>
          <table:table-cell office:value-type="float" office:value="65.0">
            <text:p>65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5">
            <text:p>SUERC-9425</text:p>
          </table:table-cell>
          <table:table-cell office:value-type="float" office:value="65.727">
            <text:p>65.727</text:p>
          </table:table-cell>
          <table:table-cell office:value-type="float" office:value="-37.295">
            <text:p>-37.295</text:p>
          </table:table-cell>
          <table:table-cell office:value-type="float" office:value="8523.0">
            <text:p>8523.0</text:p>
          </table:table-cell>
          <table:table-cell office:value-type="float" office:value="67.0">
            <text:p>67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13">
            <text:p>21.1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4">
            <text:p>SUERC-9424</text:p>
          </table:table-cell>
          <table:table-cell office:value-type="float" office:value="65.736">
            <text:p>65.736</text:p>
          </table:table-cell>
          <table:table-cell office:value-type="float" office:value="-37.267">
            <text:p>-37.267</text:p>
          </table:table-cell>
          <table:table-cell office:value-type="float" office:value="7594.0">
            <text:p>7594.0</text:p>
          </table:table-cell>
          <table:table-cell office:value-type="float" office:value="53.0">
            <text:p>53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5">
            <text:p>9.8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0">
            <text:p>SUERC-9420</text:p>
          </table:table-cell>
          <table:table-cell office:value-type="float" office:value="65.727">
            <text:p>65.727</text:p>
          </table:table-cell>
          <table:table-cell office:value-type="float" office:value="-37.278">
            <text:p>-37.278</text:p>
          </table:table-cell>
          <table:table-cell office:value-type="float" office:value="5868.0">
            <text:p>5868.0</text:p>
          </table:table-cell>
          <table:table-cell office:value-type="float" office:value="46.0">
            <text:p>46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8">
            <text:p>SUERC-9428</text:p>
          </table:table-cell>
          <table:table-cell office:value-type="float" office:value="65.755">
            <text:p>65.755</text:p>
          </table:table-cell>
          <table:table-cell office:value-type="float" office:value="-37.273">
            <text:p>-37.273</text:p>
          </table:table-cell>
          <table:table-cell office:value-type="float" office:value="9659.0">
            <text:p>9659.0</text:p>
          </table:table-cell>
          <table:table-cell office:value-type="float" office:value="67.0">
            <text:p>67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7.0">
            <text:p>9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8,LongEtal2011">
            <text:p>LongEtal2008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